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b81a" officeooo:paragraph-rsid="001eb81a"/>
    </style:style>
    <style:style style:name="P2" style:family="paragraph" style:parent-style-name="Standard">
      <style:text-properties officeooo:paragraph-rsid="001eb81a"/>
    </style:style>
    <style:style style:name="P3" style:family="paragraph" style:parent-style-name="Standard">
      <style:text-properties officeooo:paragraph-rsid="002217d0"/>
    </style:style>
    <style:style style:name="P4" style:family="paragraph" style:parent-style-name="Standard">
      <style:paragraph-properties fo:margin-left="0cm" fo:margin-right="0cm" fo:margin-top="0.212cm" fo:margin-bottom="0.212cm" style:contextual-spacing="false" fo:line-height="120%" fo:text-indent="0cm" style:auto-text-indent="false" style:writing-mode="lr-tb"/>
    </style:style>
    <style:style style:name="P5" style:family="paragraph" style:parent-style-name="Table_20_Contents">
      <style:text-properties fo:font-size="14pt" fo:font-weight="bold" officeooo:rsid="001f8701" officeooo:paragraph-rsid="001f8701" style:font-size-asian="14pt" style:font-weight-asian="bold" style:font-size-complex="14pt" style:font-weight-complex="bold"/>
    </style:style>
    <style:style style:name="P6" style:family="paragraph" style:parent-style-name="Frame_20_contents">
      <style:paragraph-properties fo:text-align="center" style:justify-single-word="false"/>
      <style:text-properties officeooo:paragraph-rsid="001eb81a"/>
    </style:style>
    <style:style style:name="P7" style:family="paragraph" style:parent-style-name="Standard">
      <style:text-properties fo:color="#3465a4" loext:opacity="100%" fo:font-weight="bold" officeooo:rsid="002217d0" officeooo:paragraph-rsid="002217d0" style:font-weight-asian="bold" style:font-weight-complex="bold"/>
    </style:style>
    <style:style style:name="P8" style:family="paragraph" style:parent-style-name="Standard">
      <style:text-properties officeooo:paragraph-rsid="002055f3"/>
    </style:style>
    <style:style style:name="P9" style:family="paragraph" style:parent-style-name="Standard">
      <style:paragraph-properties fo:margin-left="0cm" fo:margin-right="0cm" fo:margin-top="0.212cm" fo:margin-bottom="0.212cm" style:contextual-spacing="false" fo:line-height="120%" fo:text-indent="0cm" style:auto-text-indent="false" style:writing-mode="lr-tb"/>
      <style:text-properties fo:color="#f10d0c" loext:opacity="100%" style:font-name="Trebuchet MS" fo:font-size="14pt" style:text-underline-style="solid" style:text-underline-width="auto" style:text-underline-color="font-color" fo:font-weight="bold" officeooo:rsid="002217d0" officeooo:paragraph-rsid="002217d0" style:font-name-asian="Trebuchet MS1" style:font-size-asian="14pt" style:font-weight-asian="bold" style:font-name-complex="Trebuchet MS1" style:font-size-complex="14pt" style:font-weight-complex="bold"/>
    </style:style>
    <style:style style:name="P10" style:family="paragraph" style:parent-style-name="Standard" style:list-style-name="Numbering_20_123">
      <style:paragraph-properties fo:margin-top="0.212cm" fo:margin-bottom="0.212cm" style:contextual-spacing="false" fo:line-height="120%" style:writing-mode="lr-tb"/>
      <style:text-properties fo:color="#322d27" loext:opacity="100%" style:font-name="Trebuchet MS" fo:font-weight="bold" style:font-name-asian="Trebuchet MS1" style:font-weight-asian="bold" style:font-name-complex="Trebuchet MS1"/>
    </style:style>
    <style:style style:name="P11" style:family="paragraph" style:parent-style-name="Standard" style:list-style-name="Numbering_20_123">
      <style:paragraph-properties fo:margin-top="0.212cm" fo:margin-bottom="0.212cm" style:contextual-spacing="false" fo:line-height="120%" style:writing-mode="lr-tb"/>
      <style:text-properties fo:color="#322d27" loext:opacity="100%" style:font-name="Trebuchet MS" fo:font-weight="bold" officeooo:rsid="002217d0" officeooo:paragraph-rsid="002217d0" style:font-name-asian="Trebuchet MS1" style:font-weight-asian="bold" style:font-name-complex="Trebuchet MS1"/>
    </style:style>
    <style:style style:name="P12" style:family="paragraph" style:parent-style-name="Standard">
      <style:paragraph-properties fo:margin-left="1.27cm" fo:margin-right="0cm" fo:margin-top="0.212cm" fo:margin-bottom="0.212cm" style:contextual-spacing="false" fo:line-height="120%" fo:text-indent="-0.635cm" style:auto-text-indent="false" style:writing-mode="lr-tb"/>
      <style:text-properties fo:color="#322d27" loext:opacity="100%" style:font-name="Trebuchet MS" fo:font-weight="bold" officeooo:paragraph-rsid="002217d0" style:font-name-asian="Trebuchet MS1" style:font-weight-asian="bold" style:font-name-complex="Trebuchet MS1"/>
    </style:style>
    <style:style style:name="P13" style:family="paragraph" style:parent-style-name="Standard" style:list-style-name="WWNum1">
      <style:paragraph-properties fo:margin-left="1.27cm" fo:margin-right="0cm" fo:margin-top="0.212cm" fo:margin-bottom="0.212cm" style:contextual-spacing="false" fo:line-height="120%" fo:text-indent="-0.635cm" style:auto-text-indent="false" style:writing-mode="lr-tb"/>
      <style:text-properties fo:color="#322d27" loext:opacity="100%" style:font-name="Trebuchet MS" fo:font-weight="bold" style:font-name-asian="Trebuchet MS1" style:font-weight-asian="bold" style:font-name-complex="Trebuchet MS1"/>
    </style:style>
    <style:style style:name="P14" style:family="paragraph" style:parent-style-name="Standard" style:list-style-name="WWNum1">
      <style:paragraph-properties fo:margin-left="1.27cm" fo:margin-right="0cm" fo:margin-top="0.212cm" fo:margin-bottom="0.212cm" style:contextual-spacing="false" fo:line-height="120%" fo:text-indent="-0.635cm" style:auto-text-indent="false" style:writing-mode="lr-tb"/>
      <style:text-properties fo:color="#322d27" loext:opacity="100%" style:font-name="Trebuchet MS" fo:font-weight="bold" officeooo:paragraph-rsid="002217d0" style:font-name-asian="Trebuchet MS1" style:font-weight-asian="bold" style:font-name-complex="Trebuchet MS1"/>
    </style:style>
    <style:style style:name="P15" style:family="paragraph" style:parent-style-name="Table_20_Contents" style:list-style-name="List_20_1">
      <style:text-properties officeooo:rsid="001f8701" officeooo:paragraph-rsid="001f8701"/>
    </style:style>
    <style:style style:name="P16" style:family="paragraph">
      <loext:graphic-properties draw:fill-color="#ffffff"/>
      <style:paragraph-properties fo:text-align="center"/>
      <style:text-properties fo:font-size="12pt"/>
    </style:style>
    <style:style style:name="P17" style:family="paragraph">
      <loext:graphic-properties draw:fill-color="#ffffff"/>
      <style:paragraph-properties fo:text-align="center" style:writing-mode="lr-tb"/>
      <style:text-properties fo:font-size="12pt"/>
    </style:style>
    <style:style style:name="P18" style:family="paragraph">
      <loext:graphic-properties draw:fill="solid" draw:fill-color="#ffffff"/>
    </style:style>
    <style:style style:name="T1" style:family="text">
      <style:text-properties fo:color="#ff0000" loext:opacity="100%" style:font-name="Trebuchet MS" fo:font-size="14pt" style:text-underline-style="solid" style:text-underline-width="auto" style:text-underline-color="font-color" fo:font-weight="bold" officeooo:rsid="002217d0" style:font-name-asian="Trebuchet MS1" style:font-size-asian="14pt" style:font-weight-asian="bold" style:font-name-complex="Trebuchet MS1"/>
    </style:style>
    <style:style style:name="T2" style:family="text">
      <style:text-properties fo:color="#ff0000" loext:opacity="100%" fo:font-size="18pt" fo:font-style="italic" style:text-underline-style="solid" style:text-underline-width="auto" style:text-underline-color="font-color" fo:font-weight="bold" officeooo:rsid="001eb81a" style:font-size-asian="15.75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322d27" loext:opacity="100%" style:font-name="Trebuchet MS" fo:font-weight="bold" style:font-name-asian="Trebuchet MS1" style:font-weight-asian="bold" style:font-name-complex="Trebuchet MS1"/>
    </style:style>
    <style:style style:name="T4" style:family="text">
      <style:text-properties fo:color="#322d27" loext:opacity="100%" style:font-name="Trebuchet MS" fo:font-weight="bold" officeooo:rsid="002217d0" style:font-name-asian="Trebuchet MS1" style:font-weight-asian="bold" style:font-name-complex="Trebuchet MS1"/>
    </style:style>
    <style:style style:name="gr1" style:family="graphic" style:parent-style-name="Frame">
      <style:graphic-properties draw:fill-color="#ffffff" draw:textarea-horizontal-align="justify" draw:textarea-vertical-align="middle" draw:auto-grow-height="false" fo:min-height="13.785cm" fo:min-width="16.9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12.434cm" fo:min-width="16.9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 style:parent-style-name="Frame">
      <style:graphic-properties svg:stroke-color="#000000" draw:fill="solid" draw:fill-color="#ffffff" draw:textarea-horizontal-align="justify" draw:textarea-vertical-align="middle" draw:auto-grow-height="false" fo:min-height="3.009cm" fo:min-width="12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e1" draw:style-name="gr3" draw:text-style-name="P18" svg:width="12.33cm" svg:height="3.335cm" svg:x="1.977cm" svg:y="0.261cm"><text:p text:style-name="P6"><text:span text:style-name="T2">COMPTE RENDU DE L’ENTRETIEN AVEC STEPHANE TREPPOZ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Standard"/>
      <text:p text:style-name="Standard"/>
      <text:p text:style-name="P1">DATE : 18 NOVEMBRE 2021 <text:s text:c="41"/>HEURE :09h00-11h00</text:p>
      <text:p text:style-name="P1"/>
      <text:p text:style-name="P1"/>
      <text:p text:style-name="P1">DESTINATAIRE : M.CHERGUI</text:p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3123669267280">
          <table:table-cell table:style-name="Tableau1.A1" office:value-type="string">
            <text:p text:style-name="P5">Présent :</text:p>
          </table:table-cell>
          <table:table-cell table:style-name="Tableau1.B1" office:value-type="string">
            <text:p text:style-name="P5">Absent :</text:p>
          </table:table-cell>
        </table:table-row>
        <table:table-row table:style-name="TableLine3123669264288">
          <table:table-cell table:style-name="Tableau1.A2" office:value-type="string">
            <text:list xml:id="list1577907884" text:style-name="List_20_1">
              <text:list-item>
                <text:p text:style-name="P15">BTS SIO B</text:p>
              </text:list-item>
              <text:list-item>
                <text:p text:style-name="P15">Anis Chergui(Professeur)</text:p>
              </text:list-item>
              <text:list-item>
                <text:p text:style-name="P15">Agnès Gillot(Professeur)</text:p>
              </text:list-item>
              <text:list-item>
                <text:p text:style-name="P15">Stephane Trepoz</text:p>
              </text:list-item>
            </text:list>
          </table:table-cell>
          <table:table-cell table:style-name="Tableau1.B2" office:value-type="string">
            <text:list xml:id="list184717461889062" text:continue-numbering="true" text:style-name="List_20_1">
              <text:list-item>
                <text:p text:style-name="P15">Jérôme</text:p>
              </text:list-item>
              <text:list-item>
                <text:p text:style-name="P15">Abilash</text:p>
              </text:list-item>
            </text:list>
          </table:table-cell>
        </table:table-row>
      </table:table>
      <text:p text:style-name="P2"><draw:custom-shape text:anchor-type="paragraph" draw:z-index="1" draw:name="Forme2" draw:style-name="gr2" draw:text-style-name="P17" svg:width="16.962cm" svg:height="12.434cm" svg:x="0.071cm" svg:y="0.363cm"><text:p/><draw:enhanced-geometry svg:viewBox="0 0 21600 21600" draw:type="rectangle" draw:enhanced-path="M 0 0 L 21600 0 21600 21600 0 21600 0 0 Z N"/></draw:custom-shape><draw:custom-shape text:anchor-type="paragraph" draw:z-index="2" draw:name="Forme2_0" draw:style-name="gr1" draw:text-style-name="P16" svg:width="16.962cm" svg:height="13.786cm" svg:x="0.072cm" svg:y="0.363cm"><text:p text:style-name="P3"><text:span text:style-name="T1">Présentation :</text:span><text:span text:style-name="T3">Stéphane Treppoz est un dirigeant d'entreprise français né le 26 avril 1966 à Lyon (Rhône). Après avoir été président du directoire de Sarenza de 2007 à 2018, une société française de commerce électronique de chaussures, Stéphane Treppoz est directeur eCommerce de Monoprix. </text:span></text:p><text:p text:style-name="P4"><text:span text:style-name="T3"><text:s/></text:span><text:span text:style-name="T4">C’</text:span><text:span text:style-name="T3"> est un homme avec beaucoup d’expérience </text:span><text:span text:style-name="T4">qui a connu des hauts et des bas durant sa carrières</text:span><text:span text:style-name="T3">, <text:s/></text:span><text:span text:style-name="T4">Aux début il s’est présenter puis a commencer </text:span><text:span text:style-name="T3">avec une définition d’entreprendre: </text:span><text:span text:style-name="T4">Il nous a dit que c’est </text:span><text:span text:style-name="T3">«création d’une entreprise, porter un projet, </text:span><text:span text:style-name="T4">ou avoir un projet qu’on veut réaliser</text:span><text:span text:style-name="T3">».</text:span></text:p><text:p text:style-name="P9">CONSEIL :</text:p><text:p text:style-name="P4"><text:span text:style-name="T3">Il </text:span><text:span text:style-name="T4">nous a donner beaucoup de conseil</text:span><text:span text:style-name="T3">: </text:span></text:p><text:list xml:id="list573780760" text:style-name="Numbering_20_123"><text:list-item><text:p text:style-name="P10">Toute réussite est collective, s’entourer de bonne personne</text:p></text:list-item><text:list-item><text:p text:style-name="P10">Créer un produit différencier</text:p></text:list-item><text:list-item><text:p text:style-name="P10">Évaluer la demande du client</text:p></text:list-item><text:list-item><text:p text:style-name="P10">Inventer un nouveau concept</text:p></text:list-item><text:list-item><text:p text:style-name="P10">Avoir le plus d’opinion possible : demander des avis</text:p></text:list-item><text:list-item><text:p text:style-name="P10">Écouter son intuition, il appelle ça les signaux faibles</text:p></text:list-item><text:list-item><text:p text:style-name="P11">Ne pas se comparer aux autresA la fin de sa présentation on devait écrire un mot qui nous a marqué c’est a dire ce qu’on a retenu ou ce qui est le plus important pour nous.</text:p></text:list-item></text:list><text:p text:style-name="P12"/><text:list xml:id="list110288214" text:style-name="WWNum1"><text:list-item><text:p text:style-name="P14"/></text:list-item><text:list-item><text:p text:style-name="P14"><text:s/>personne</text:p></text:list-item><text:list-item><text:p text:style-name="P13"><text:s/>Ainsi que ne pas se comparer aux autres</text:p></text:list-item></text:list><text:p text:style-name="P8"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text:s text:c="1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Times New Roman" style:font-family-asian="'Times New Roman'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2T18:19:10.222000000</meta:creation-date>
    <dc:date>2021-11-28T18:47:16.282000000</dc:date>
    <meta:editing-duration>PT1M36S</meta:editing-duration>
    <meta:editing-cycles>2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26" meta:word-count="233" meta:character-count="1391" meta:non-whitespace-character-count="1140"/>
  </office:meta>
</office:document-meta>
</file>